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14]=[.D14];1;0)" office:value-type="float" office:value="1" calcext:value-type="float">
            <text:p>1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table:number-columns-repeated="2" office:value-type="float" office:value="173" calcext:value-type="float">
            <text:p>173</text:p>
          </table:table-cell>
          <table:table-cell table:formula="of:=IF([.E55]=[.D55];1;0)" office:value-type="float" office:value="1" calcext:value-type="float">
            <text:p>1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table:number-columns-repeated="2" office:value-type="float" office:value="183" calcext:value-type="float">
            <text:p>183</text:p>
          </table:table-cell>
          <table:table-cell table:formula="of:=IF([.E56]=[.D56];1;0)" office:value-type="float" office:value="1" calcext:value-type="float">
            <text:p>1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table:number-columns-repeated="2" office:value-type="float" office:value="121" calcext:value-type="float">
            <text:p>121</text:p>
          </table:table-cell>
          <table:table-cell table:formula="of:=IF([.E57]=[.D57];1;0)" office:value-type="float" office:value="1" calcext:value-type="float">
            <text:p>1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table:number-columns-repeated="2" office:value-type="float" office:value="765" calcext:value-type="float">
            <text:p>765</text:p>
          </table:table-cell>
          <table:table-cell table:formula="of:=IF([.E58]=[.D58];1;0)" office:value-type="float" office:value="1" calcext:value-type="float">
            <text:p>1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table:number-columns-repeated="2" office:value-type="float" office:value="193" calcext:value-type="float">
            <text:p>193</text:p>
          </table:table-cell>
          <table:table-cell table:formula="of:=IF([.E66]=[.D66];1;0)" office:value-type="float" office:value="1" calcext:value-type="float">
            <text:p>1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table:number-columns-repeated="2" office:value-type="float" office:value="182" calcext:value-type="float">
            <text:p>182</text:p>
          </table:table-cell>
          <table:table-cell table:formula="of:=IF([.E70]=[.D70];1;0)" office:value-type="float" office:value="1" calcext:value-type="float">
            <text:p>1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table:number-columns-repeated="2" office:value-type="float" office:value="221" calcext:value-type="float">
            <text:p>221</text:p>
          </table:table-cell>
          <table:table-cell table:formula="of:=IF([.E71]=[.D71];1;0)" office:value-type="float" office:value="1" calcext:value-type="float">
            <text:p>1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table:number-columns-repeated="2" office:value-type="float" office:value="360" calcext:value-type="float">
            <text:p>360</text:p>
          </table:table-cell>
          <table:table-cell table:formula="of:=IF([.E73]=[.D73];1;0)" office:value-type="float" office:value="1" calcext:value-type="float">
            <text:p>1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table:number-columns-repeated="2" office:value-type="float" office:value="120" calcext:value-type="float">
            <text:p>120</text:p>
          </table:table-cell>
          <table:table-cell table:formula="of:=IF([.E74]=[.D74];1;0)" office:value-type="float" office:value="1" calcext:value-type="float">
            <text:p>1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table:number-columns-repeated="2" office:value-type="float" office:value="216" calcext:value-type="float">
            <text:p>216</text:p>
          </table:table-cell>
          <table:table-cell table:formula="of:=IF([.E121]=[.D121];1;0)" office:value-type="float" office:value="1" calcext:value-type="float">
            <text:p>1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table:number-columns-repeated="2" office:value-type="float" office:value="408" calcext:value-type="float">
            <text:p>408</text:p>
          </table:table-cell>
          <table:table-cell table:formula="of:=IF([.E122]=[.D122];1;0)" office:value-type="float" office:value="1" calcext:value-type="float">
            <text:p>1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table:number-columns-repeated="2" office:value-type="float" office:value="485" calcext:value-type="float">
            <text:p>485</text:p>
          </table:table-cell>
          <table:table-cell table:formula="of:=IF([.E123]=[.D123];1;0)" office:value-type="float" office:value="1" calcext:value-type="float">
            <text:p>1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table:number-columns-repeated="2" office:value-type="float" office:value="538" calcext:value-type="float">
            <text:p>538</text:p>
          </table:table-cell>
          <table:table-cell table:formula="of:=IF([.E124]=[.D124];1;0)" office:value-type="float" office:value="1" calcext:value-type="float">
            <text:p>1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table:number-columns-repeated="2" office:value-type="float" office:value="347" calcext:value-type="float">
            <text:p>347</text:p>
          </table:table-cell>
          <table:table-cell table:formula="of:=IF([.E125]=[.D125];1;0)" office:value-type="float" office:value="1" calcext:value-type="float">
            <text:p>1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table:number-columns-repeated="2" office:value-type="float" office:value="731" calcext:value-type="float">
            <text:p>731</text:p>
          </table:table-cell>
          <table:table-cell table:formula="of:=IF([.E126]=[.D126];1;0)" office:value-type="float" office:value="1" calcext:value-type="float">
            <text:p>1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table:number-columns-repeated="2" office:value-type="float" office:value="300" calcext:value-type="float">
            <text:p>300</text:p>
          </table:table-cell>
          <table:table-cell table:formula="of:=IF([.E127]=[.D127];1;0)" office:value-type="float" office:value="1" calcext:value-type="float">
            <text:p>1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table:number-columns-repeated="2" office:value-type="float" office:value="768" calcext:value-type="float">
            <text:p>768</text:p>
          </table:table-cell>
          <table:table-cell table:formula="of:=IF([.E132]=[.D132];1;0)" office:value-type="float" office:value="1" calcext:value-type="float">
            <text:p>1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16808" calcext:value-type="float">
            <text:p>16808</text:p>
          </table:table-cell>
          <table:table-cell table:formula="of:=SUM([.F2:.F163])" office:value-type="float" office:value="88" calcext:value-type="float">
            <text:p>88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19996" calcext:value-type="float">
            <text:p>19996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36])" office:value-type="float" office:value="35" calcext:value-type="float">
            <text:p>35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36])" office:value-type="float" office:value="19996" calcext:value-type="float">
            <text:p>19996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5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6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7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8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9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0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1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2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3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14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15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6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7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8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9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20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21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22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23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24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25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26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27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28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29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30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31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32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33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34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35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36]-[.$I$1]" office:value-type="float" office:value="359" calcext:value-type="float">
            <text:p>359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104857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09:14:46.5661866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7-19T09:15:31.302125691</dc:date>
    <meta:editing-duration>PT7H54M3S</meta:editing-duration>
    <meta:editing-cycles>69</meta:editing-cycles>
    <meta:generator>LibreOffice/4.3.3.2$Linux_X86_64 LibreOffice_project/430m0$Build-2</meta:generator>
    <dc:creator>Marcelo Diniz</dc:creator>
    <meta:document-statistic meta:table-count="3" meta:cell-count="17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34">
                <text:p>34</text:p>
                <draw:g>
                  <svg:desc>Cálculos.H165:Cálculos.H165 Cálculos.F165:Cálculos.F165</svg:desc>
                </draw:g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16808">
                <text:p>168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